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6.764cm" fo:margin-left="0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A1" style:family="table-cell">
      <style:table-cell-properties style:vertical-align="top" fo:padding-left="0.191cm" fo:padding-right="0.191cm" fo:padding-top="0cm" fo:padding-bottom="0cm" fo:border="0.035cm solid #000000"/>
    </style:style>
    <style:style style:name="Tabela2" style:family="table">
      <style:table-properties style:width="15.293cm" fo:margin-left="0cm" table:align="left" style:writing-mode="lr-tb"/>
    </style:style>
    <style:style style:name="Tabela2.A" style:family="table-column">
      <style:table-column-properties style:column-width="4.763cm"/>
    </style:style>
    <style:style style:name="Tabela2.B" style:family="table-column">
      <style:table-column-properties style:column-width="10.53cm"/>
    </style:style>
    <style:style style:name="Tabela2.A1" style:family="table-cell">
      <style:table-cell-properties style:vertical-align="top" fo:background-color="#d9d9d9" fo:padding="0.176cm" fo:border="0.018cm solid #000000">
        <style:background-image/>
      </style:table-cell-properties>
    </style:style>
    <style:style style:name="Tabela2.A2" style:family="table-cell">
      <style:table-cell-properties style:vertical-align="top" fo:padding="0.176cm" fo:border="0.018cm solid #000000"/>
    </style:style>
    <style:style style:name="Tabela3" style:family="table">
      <style:table-properties style:width="16.51cm" fo:margin-left="0cm" table:align="left" style:writing-mode="lr-tb"/>
    </style:style>
    <style:style style:name="Tabela3.A" style:family="table-column">
      <style:table-column-properties style:column-width="8.255cm"/>
    </style:style>
    <style:style style:name="Tabela3.A1" style:family="table-cell">
      <style:table-cell-properties style:vertical-align="top" fo:background-color="#d9d9d9" fo:padding="0.176cm" fo:border="0.035cm solid #000000">
        <style:background-image/>
      </style:table-cell-properties>
    </style:style>
    <style:style style:name="Tabela3.A2" style:family="table-cell">
      <style:table-cell-properties style:vertical-align="top" fo:padding="0.176cm" fo:border="0.035cm solid #000000"/>
    </style:style>
    <style:style style:name="P1" style:family="paragraph" style:parent-style-name="Standard">
      <style:paragraph-properties loext:contextual-spacing="false" fo:margin-top="0cm" fo:margin-bottom="1.27cm" fo:line-height="100%" fo:break-before="auto" fo:break-after="auto" style:writing-mode="lr-tb"/>
    </style:style>
    <style:style style:name="P2" style:family="paragraph" style:parent-style-name="Standard">
      <style:paragraph-properties fo:line-height="100%" fo:break-before="auto" fo:break-after="auto" style:writing-mode="lr-tb"/>
    </style:style>
    <style:style style:name="P3" style:family="paragraph" style:parent-style-name="Standard">
      <style:paragraph-properties fo:line-height="100%" fo:text-align="end" style:justify-single-word="false" fo:break-before="auto" fo:break-after="auto" style:writing-mode="lr-tb"/>
    </style:style>
    <style:style style:name="P4" style:family="paragraph" style:parent-style-name="Standard">
      <style:paragraph-properties fo:line-height="100%" fo:text-align="center" style:justify-single-word="false" fo:break-before="auto" fo:break-after="auto" style:writing-mode="lr-tb"/>
    </style:style>
    <style:style style:name="P5" style:family="paragraph" style:parent-style-name="Standard">
      <style:paragraph-properties fo:line-height="100%" fo:text-align="end" style:justify-single-word="false" fo:break-before="auto" fo:break-after="auto" style:writing-mode="lr-tb"/>
      <style:text-properties fo:font-size="18pt" fo:font-weight="bold" style:font-size-asian="18pt" style:font-weight-asian="bold" style:font-size-complex="18pt" style:font-weight-complex="bold"/>
    </style:style>
    <style:style style:name="P6" style:family="paragraph" style:parent-style-name="Standard">
      <style:paragraph-properties fo:line-height="100%" fo:break-before="auto" fo:break-after="auto" style:writing-mode="lr-tb"/>
      <style:text-properties fo:color="#0000ff" fo:font-style="italic" style:font-style-asian="italic" style:font-style-complex="italic"/>
    </style:style>
    <style:style style:name="P7" style:family="paragraph" style:parent-style-name="Standard">
      <style:paragraph-properties loext:contextual-spacing="false" fo:margin-left="0cm" fo:margin-right="0cm" fo:margin-top="0cm" fo:margin-bottom="0.212cm"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8" style:family="paragraph" style:parent-style-name="Standard">
      <style:paragraph-properties loext:contextual-spacing="false" fo:margin-left="0cm" fo:margin-right="0cm" fo:margin-top="0cm" fo:margin-bottom="0.212cm" fo:line-height="100%" fo:text-align="center" style:justify-single-word="false" fo:text-indent="0cm" style:auto-text-indent="false" fo:break-before="auto" fo:break-after="auto" style:writing-mode="lr-tb"/>
      <style:text-properties fo:color="#000000" style:text-line-through-style="none"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P9" style:family="paragraph" style:parent-style-name="Standard">
      <style:paragraph-properties loext:contextual-spacing="false" fo:margin-left="0cm" fo:margin-right="0cm" fo:margin-top="0cm" fo:margin-bottom="0.212cm" fo:line-height="100%"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paragraph-properties loext:contextual-spacing="false" fo:margin-left="0cm" fo:margin-right="0cm" fo:margin-top="0cm" fo:margin-bottom="0cm" fo:line-height="115%" fo:text-align="start" style:justify-single-word="false" fo:text-indent="0cm" style:auto-text-indent="false" fo:break-before="auto" fo:break-after="auto" style:writing-mode="lr-tb"/>
    </style:style>
    <style:style style:name="P11" style:family="paragraph" style:parent-style-name="Standard">
      <style:paragraph-properties loext:contextual-spacing="false"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bold" fo:background-color="#e5e5e5" style:font-name-asian="Times New Roman" style:font-style-asian="normal" style:font-weight-asian="bold" style:font-name-complex="Times New Roman" style:font-style-complex="normal" style:font-weight-complex="bold"/>
    </style:style>
    <style:style style:name="P12" style:family="paragraph" style:parent-style-name="Standard">
      <style:paragraph-properties loext:contextual-spacing="false"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3" style:family="paragraph" style:parent-style-name="Standard">
      <style:paragraph-properties loext:contextual-spacing="false"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5"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margin-left="0.159cm" fo:margin-right="0cm" fo:line-height="100%" fo:text-align="justify" style:justify-single-word="false" fo:text-indent="1.111cm" style:auto-text-indent="false" fo:break-before="auto" fo:break-after="auto" style:writing-mode="lr-tb"/>
    </style:style>
    <style:style style:name="P17" style:family="paragraph" style:parent-style-name="Standard">
      <style:paragraph-properties loext:contextual-spacing="false" fo:margin-top="0cm" fo:margin-bottom="0.212cm" fo:line-height="100%" fo:break-before="auto" fo:break-after="auto" style:writing-mode="lr-tb"/>
      <style:text-properties fo:color="#0000ff" fo:font-style="italic" style:font-style-asian="italic" style:font-style-complex="italic"/>
    </style:style>
    <style:style style:name="P18" style:family="paragraph" style:parent-style-name="Standard">
      <style:paragraph-properties loext:contextual-spacing="false" fo:margin-top="0cm" fo:margin-bottom="0.212cm" fo:line-height="100%" fo:break-before="auto" fo:break-after="auto" style:writing-mode="lr-tb"/>
    </style:style>
    <style:style style:name="P19" style:family="paragraph" style:parent-style-name="Standard">
      <style:paragraph-properties loext:contextual-spacing="false" fo:margin-top="0cm" fo:margin-bottom="0.212cm" fo:line-height="100%" fo:break-before="auto" fo:break-after="auto" style:writing-mode="lr-tb"/>
      <style:text-properties fo:font-size="12pt" style:font-size-asian="12pt" style:font-size-complex="12pt"/>
    </style:style>
    <style:style style:name="P20" style:family="paragraph" style:parent-style-name="Standard">
      <style:paragraph-properties fo:margin-left="0cm" fo:margin-right="0cm" fo:line-height="100%" fo:text-indent="1.27cm" style:auto-text-indent="false" fo:break-before="auto" fo:break-after="auto" style:writing-mode="lr-tb"/>
      <style:text-properties fo:font-size="12pt" style:font-size-asian="12pt" style:font-size-complex="12pt"/>
    </style:style>
    <style:style style:name="P21" style:family="paragraph" style:parent-style-name="Standard">
      <style:paragraph-properties fo:margin-left="1.27cm" fo:margin-right="0cm" fo:line-height="100%" fo:text-indent="1.27cm" style:auto-text-indent="false" fo:break-before="auto" fo:break-after="auto" style:writing-mode="lr-tb"/>
    </style:style>
    <style:style style:name="P22" style:family="paragraph" style:parent-style-name="Standard">
      <style:paragraph-properties fo:margin-left="1.27cm" fo:margin-right="0cm" fo:line-height="100%" fo:text-indent="1.27cm" style:auto-text-indent="false" fo:break-before="auto" fo:break-after="auto" style:writing-mode="lr-tb"/>
      <style:text-properties fo:font-size="12pt" style:font-size-asian="12pt" style:font-size-complex="12pt"/>
    </style:style>
    <style:style style:name="P23" style:family="paragraph" style:parent-style-name="Standard">
      <style:paragraph-properties fo:margin-left="1.27cm" fo:margin-right="0cm" fo:line-height="100%" fo:text-indent="1.27cm" style:auto-text-indent="false" style:writing-mode="lr-tb"/>
      <style:text-properties fo:font-size="12pt" style:font-size-asian="12pt" style:font-size-complex="12pt"/>
    </style:style>
    <style:style style:name="P24" style:family="paragraph" style:parent-style-name="Standard" style:master-page-name="Standard">
      <style:paragraph-properties loext:contextual-spacing="false" fo:margin-top="1.27cm" fo:margin-bottom="0cm" fo:line-height="100%" style:page-number="auto" fo:break-before="auto" fo:break-after="auto" style:writing-mode="lr-tb"/>
    </style:style>
    <style:style style:name="P25" style:family="paragraph" style:parent-style-name="Standard" style:master-page-name="Standard">
      <style:paragraph-properties fo:line-height="100%" fo:text-align="end"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line-height="100%" fo:text-align="end" style:justify-single-word="false" fo:break-before="auto" fo:break-after="auto" style:writing-mode="lr-tb"/>
      <style:text-properties fo:font-size="18pt" fo:font-weight="bold" style:font-size-asian="18pt" style:font-weight-asian="bold" style:font-size-complex="18pt" style:font-weight-complex="bold"/>
    </style:style>
    <style:style style:name="P27" style:family="paragraph" style:parent-style-name="Standard">
      <style:paragraph-properties fo:line-height="100%"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line-height="100%" fo:text-align="end" style:justify-single-word="false" fo:break-before="auto" fo:break-after="auto" style:writing-mode="lr-tb"/>
      <style:text-properties fo:font-size="14pt" fo:font-weight="bold" style:font-size-asian="14pt" style:font-weight-asian="bold" style:font-size-complex="14pt" style:font-weight-complex="bold"/>
    </style:style>
    <style:style style:name="P29" style:family="paragraph" style:parent-style-name="Standard">
      <style:paragraph-properties loext:contextual-spacing="false" fo:margin-left="0cm" fo:margin-right="0cm" fo:margin-top="0cm" fo:margin-bottom="0.212cm" fo:line-height="100%"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0" style:family="paragraph" style:parent-style-name="Standard">
      <style:paragraph-properties loext:contextual-spacing="false" fo:margin-left="0cm" fo:margin-right="0cm" fo:margin-top="0cm" fo:margin-bottom="0.212cm" fo:line-height="100%" fo:text-indent="0cm" style:auto-text-indent="false" style:writing-mode="lr-tb"/>
      <style:text-properties fo:font-size="12pt" style:font-size-asian="12pt" style:font-size-complex="12pt"/>
    </style:style>
    <style:style style:name="P31" style:family="paragraph" style:parent-style-name="Standard">
      <style:paragraph-properties loext:contextual-spacing="false"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fo:line-height="100%" fo:text-align="center" style:justify-single-word="false" fo:break-before="page" style:writing-mode="lr-tb"/>
      <style:text-properties fo:font-size="18pt" fo:font-weight="bold" style:font-size-asian="18pt" style:font-weight-asian="bold" style:font-size-complex="18pt" style:font-weight-complex="bold"/>
    </style:style>
    <style:style style:name="P34" style:family="paragraph" style:parent-style-name="Standard">
      <style:paragraph-properties fo:margin-left="1.27cm" fo:margin-right="0cm" fo:line-height="100%" fo:text-align="justify" style:justify-single-word="false" fo:text-indent="1.111cm" style:auto-text-indent="false" fo:break-before="auto" fo:break-after="auto" style:writing-mode="lr-tb"/>
      <style:text-properties fo:font-size="12pt" style:font-size-asian="12pt" style:font-size-complex="12pt"/>
    </style:style>
    <style:style style:name="P35" style:family="paragraph" style:parent-style-name="Standard">
      <style:paragraph-properties fo:margin-left="0cm" fo:margin-right="0cm" fo:line-height="100%" fo:text-indent="1.27cm" style:auto-text-indent="false" fo:break-before="auto" fo:break-after="auto" style:writing-mode="lr-tb"/>
      <style:text-properties fo:font-size="12pt" style:font-size-asian="12pt" style:font-size-complex="12pt"/>
    </style:style>
    <style:style style:name="P36" style:family="paragraph" style:parent-style-name="Standard">
      <style:paragraph-properties fo:margin-left="1.27cm" fo:margin-right="0cm" fo:line-height="100%" fo:text-indent="1.27cm" style:auto-text-indent="false" fo:break-before="auto" fo:break-after="auto" style:writing-mode="lr-tb"/>
      <style:text-properties fo:font-size="12pt" style:font-size-asian="12pt" style:font-size-complex="12pt"/>
    </style:style>
    <style:style style:name="P37" style:family="paragraph" style:parent-style-name="Standard">
      <style:paragraph-properties loext:contextual-spacing="false" fo:margin-left="1.27cm" fo:margin-right="0cm" fo:margin-top="0cm" fo:margin-bottom="0.212cm" fo:line-height="100%" fo:text-indent="1.27cm" style:auto-text-indent="false" fo:break-before="auto" fo:break-after="auto" style:writing-mode="lr-tb"/>
      <style:text-properties fo:font-size="12pt" style:font-size-asian="12pt" style:font-size-complex="12pt"/>
    </style:style>
    <style:style style:name="P38" style:family="paragraph" style:parent-style-name="Standard">
      <style:paragraph-properties loext:contextual-spacing="false" fo:margin-left="1.27cm" fo:margin-right="0cm" fo:margin-top="0cm" fo:margin-bottom="0.212cm" fo:line-height="100%" fo:text-indent="0cm" style:auto-text-indent="false" style:writing-mode="lr-tb"/>
      <style:text-properties fo:font-size="12pt" style:font-size-asian="12pt" style:font-size-complex="12pt"/>
    </style:style>
    <style:style style:name="P39" style:family="paragraph" style:parent-style-name="Heading_20_1">
      <style:paragraph-properties fo:line-height="100%" fo:break-before="auto" fo:break-after="auto" style:writing-mode="lr-tb"/>
    </style:style>
    <style:style style:name="P40" style:family="paragraph" style:parent-style-name="Heading_20_1">
      <style:paragraph-properties fo:margin-left="1.27cm" fo:margin-right="0cm" fo:line-height="100%" fo:text-indent="1.27cm" style:auto-text-indent="false" fo:break-before="auto" fo:break-after="auto" style:writing-mode="lr-tb"/>
      <style:text-properties style:font-name="Times New Roman" fo:font-weight="normal" style:font-name-asian="Times New Roman" style:font-weight-asian="normal" style:font-name-complex="Times New Roman" style:font-weight-complex="normal"/>
    </style:style>
    <style:style style:name="P41" style:family="paragraph" style:parent-style-name="Heading_20_2">
      <style:paragraph-properties fo:margin-left="0.159cm" fo:margin-right="0cm" fo:line-height="100%" fo:text-indent="1.111cm" style:auto-text-indent="false" fo:break-before="auto" fo:break-after="auto" style:writing-mode="lr-tb"/>
    </style:style>
    <style:style style:name="P42" style:family="paragraph" style:parent-style-name="Heading_20_2">
      <style:paragraph-properties fo:margin-left="2.54cm" fo:margin-right="0cm" fo:line-height="100%" fo:text-indent="-1.268cm" style:auto-text-indent="false" fo:break-before="auto" fo:break-after="auto" style:writing-mode="lr-tb"/>
    </style:style>
    <style:style style:name="P43" style:family="paragraph" style:parent-style-name="Heading_20_2">
      <style:paragraph-properties fo:margin-left="0cm" fo:margin-right="0cm" fo:line-height="100%" fo:text-indent="0cm" style:auto-text-indent="false" fo:break-before="auto" fo:break-after="auto" style:writing-mode="lr-tb"/>
    </style:style>
    <style:style style:name="P44" style:family="paragraph" style:parent-style-name="Heading_20_2">
      <style:paragraph-properties fo:line-height="100%" fo:break-before="auto" fo:break-after="auto" style:writing-mode="lr-tb"/>
    </style:style>
    <style:style style:name="P45" style:family="paragraph" style:parent-style-name="Heading_20_3">
      <style:paragraph-properties fo:margin-left="2.54cm" fo:margin-right="0cm" fo:line-height="100%" fo:text-indent="-1.268cm" style:auto-text-indent="false" fo:break-before="auto" fo:break-after="auto" style:writing-mode="lr-tb"/>
    </style:style>
    <style:style style:name="P46" style:family="paragraph" style:parent-style-name="Heading_20_3">
      <style:paragraph-properties fo:margin-left="0cm" fo:margin-right="0cm" fo:line-height="100%" fo:text-indent="1.27cm" style:auto-text-indent="false" fo:break-before="auto" fo:break-after="auto" style:writing-mode="lr-tb"/>
    </style:style>
    <style:style style:name="T1"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2"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UFG</text:p>
      <text:p text:style-name="P5"/>
      <text:p text:style-name="P5"/>
      <text:p text:style-name="P5">Sistema de Vendas e Reserva de Ingressos - SVRI</text:p>
      <text:p text:style-name="P5"/>
      <text:p text:style-name="P5"/>
      <text:p text:style-name="P5">Plano de Gerenciamento de Configuração</text:p>
      <text:p text:style-name="P3"/>
      <text:p text:style-name="P28">Versão 1.0</text:p>
      <text:p text:style-name="P4"/>
      <text:p text:style-name="P4"/>
      <text:p text:style-name="P4"/>
      <text:p text:style-name="P4"/>
      <text:p text:style-name="P2"/>
      <text:p text:style-name="P6"/>
      <text:p text:style-name="P6"/>
      <text:p text:style-name="P6"/>
      <text:p text:style-name="P6"/>
      <text:p text:style-name="P6"/>
      <text:p text:style-name="P6"/>
      <text:p text:style-name="P6"/>
      <text:p text:style-name="P6"/>
      <text:p text:style-name="P6"/>
      <text:p text:style-name="P6"/>
      <text:p text:style-name="P27">Histórico da Revisão</text:p>
      <table:table table:name="Tabela1" table:style-name="Tabela1">
        <table:table-column table:style-name="Tabela1.A"/>
        <table:table-column table:style-name="Tabela1.B"/>
        <table:table-column table:style-name="Tabela1.C"/>
        <table:table-column table:style-name="Tabela1.A"/>
        <table:table-row>
          <table:table-cell table:style-name="Tabela1.A1" office:value-type="string">
            <text:p text:style-name="P8">Data</text:p>
          </table:table-cell>
          <table:table-cell table:style-name="Tabela1.A1" office:value-type="string">
            <text:p text:style-name="P8">Versão</text:p>
          </table:table-cell>
          <table:table-cell table:style-name="Tabela1.A1" office:value-type="string">
            <text:p text:style-name="P8">Descrição</text:p>
          </table:table-cell>
          <table:table-cell table:style-name="Tabela1.A1" office:value-type="string">
            <text:p text:style-name="P8">Autor</text:p>
          </table:table-cell>
        </table:table-row>
        <table:table-row>
          <table:table-cell table:style-name="Tabela1.A1" office:value-type="string">
            <text:p text:style-name="P9">04/05/2015</text:p>
          </table:table-cell>
          <table:table-cell table:style-name="Tabela1.A1" office:value-type="string">
            <text:p text:style-name="P9">1.0</text:p>
          </table:table-cell>
          <table:table-cell table:style-name="Tabela1.A1" office:value-type="string">
            <text:p text:style-name="P9">Terminado o Plano de Gerencimaneto da Configuração e liberado para a primeira versão.</text:p>
          </table:table-cell>
          <table:table-cell table:style-name="Tabela1.A1" office:value-type="string">
            <text:p text:style-name="P9">Guilherme Alves</text:p>
          </table:table-cell>
        </table:table-row>
        <table:table-row>
          <table:table-cell table:style-name="Tabela1.A1" office:value-type="string">
            <text:p text:style-name="P7"/>
          </table:table-cell>
          <table:table-cell table:style-name="Tabela1.A1" office:value-type="string">
            <text:p text:style-name="P7"/>
          </table:table-cell>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cell table:style-name="Tabela1.A1" office:value-type="string">
            <text:p text:style-name="P7"/>
          </table:table-cell>
          <table:table-cell table:style-name="Tabela1.A1" office:value-type="string">
            <text:p text:style-name="P7"/>
          </table:table-cell>
        </table:table-row>
      </table:table>
      <text:p text:style-name="P2"/>
      <text:p text:style-name="P33"><text:bookmark text:name="h.30j0zll"/>Plano de Gerenciamento de Configuração </text:p>
      <text:h text:style-name="P39" text:outline-level="10"><text:bookmark text:name="h.1fob9te"/>1. Introdução</text:h>
      <text:h text:style-name="P41" text:outline-level="10"><text:bookmark text:name="h.otlaqrdtbuxx"/>1.1 Finalidade</text:h>
      <text:p text:style-name="P34">A finalidade do plano é projetar um padrão a ser utilizado pela equipe para aumentar o controle do produto durante o ciclo de vida do software.</text:p>
      <text:p text:style-name="P16"/>
      <text:h text:style-name="P41" text:outline-level="10"><text:bookmark text:name="h.epo8uvb36xld"/>1.2 Escopo</text:h>
      <text:p text:style-name="P34">Este documento define o plano de gerenciamento de configuração para atuar no sistema SVRI – Sistema de Vendas e Reservas de Ingressos, que faz parte do projeto integrador das disciplinas de quinto período do curso de Engenharia de Software, da Universidade Federal de Goiás.</text:p>
      <text:p text:style-name="P34">Este documento contém um detalhamento dos recursos utilizados de ferramentas e pessoas que atuam no projeto, bem como suas responsabilidades sobre a configuração.</text:p>
      <text:p text:style-name="P17"/>
      <text:h text:style-name="P42" text:outline-level="10"><text:bookmark text:name="h.e4jxj24bnmeo"/>1.3 Definições, Acrônimos e Abreviações</text:h>
      <text:p text:style-name="P2"><text:tab/><text:tab/></text:p>
      <table:table table:name="Tabela2" table:style-name="Tabela2">
        <table:table-column table:style-name="Tabela2.A"/>
        <table:table-column table:style-name="Tabela2.B"/>
        <table:table-row>
          <table:table-cell table:style-name="Tabela2.A1" office:value-type="string">
            <text:p text:style-name="P11">Termo</text:p>
          </table:table-cell>
          <table:table-cell table:style-name="Tabela2.A1" office:value-type="string">
            <text:p text:style-name="P11">Descrição</text:p>
          </table:table-cell>
        </table:table-row>
        <table:table-row>
          <table:table-cell table:style-name="Tabela2.A2" office:value-type="string">
            <text:p text:style-name="P12">SVRI</text:p>
          </table:table-cell>
          <table:table-cell table:style-name="Tabela2.A2" office:value-type="string">
            <text:p text:style-name="P10"><text:span text:style-name="T1">Sistema de Vendas e Reserva de Ingressos</text:span><text:span text:style-name="T2"> </text:span></text:p>
          </table:table-cell>
        </table:table-row>
        <table:table-row>
          <table:table-cell table:style-name="Tabela2.A2" office:value-type="string">
            <text:p text:style-name="P13">EAP</text:p>
          </table:table-cell>
          <table:table-cell table:style-name="Tabela2.A2" office:value-type="string">
            <text:p text:style-name="P13">Estrutura Analítica de Projeto</text:p>
          </table:table-cell>
        </table:table-row>
        <table:table-row>
          <table:table-cell table:style-name="Tabela2.A2" office:value-type="string">
            <text:p text:style-name="P13">Baseline</text:p>
          </table:table-cell>
          <table:table-cell table:style-name="Tabela2.A2" office:value-type="string">
            <text:p text:style-name="P13">Conjunto de artefatos aprovados agrupados em uma determinada versão em um determinado instante de tempo</text:p>
          </table:table-cell>
        </table:table-row>
        <table:table-row>
          <table:table-cell table:style-name="Tabela2.A2" office:value-type="string">
            <text:p text:style-name="P13">Release</text:p>
          </table:table-cell>
          <table:table-cell table:style-name="Tabela2.A2" office:value-type="string">
            <text:p text:style-name="P13">Lançamento de uma versão executável do sistema, contendo um conjunto de funcionalidades</text:p>
          </table:table-cell>
        </table:table-row>
        <table:table-row>
          <table:table-cell table:style-name="Tabela2.A2" office:value-type="string">
            <text:p text:style-name="P13">GC</text:p>
          </table:table-cell>
          <table:table-cell table:style-name="Tabela2.A2" office:value-type="string">
            <text:p text:style-name="P13">Gerência de Configuração</text:p>
          </table:table-cell>
        </table:table-row>
      </table:table>
      <text:p text:style-name="P18"/>
      <text:p text:style-name="P17"/>
      <text:h text:style-name="P39" text:outline-level="10"><text:bookmark text:name="h.vxnm76jlnb23"/>2. Ferramentas, Responsabilidades, Ambiente e Infra-estrutura de Configuração de Software</text:h>
      <text:p text:style-name="P20">As ferramentas, responsabilidades, ambiente e infra-estrutura utilizados no projeto são:</text:p>
      <text:p text:style-name="P20"/>
      <table:table table:name="Tabela3" table:style-name="Tabela3">
        <table:table-column table:style-name="Tabela3.A" table:number-columns-repeated="2"/>
        <table:table-row>
          <table:table-cell table:style-name="Tabela3.A1" office:value-type="string">
            <text:p text:style-name="P14">Ferramenta</text:p>
          </table:table-cell>
          <table:table-cell table:style-name="Tabela3.A1" office:value-type="string">
            <text:p text:style-name="P14">Versão</text:p>
          </table:table-cell>
        </table:table-row>
        <table:table-row>
          <table:table-cell table:style-name="Tabela3.A2" office:value-type="string">
            <text:p text:style-name="P15">Eclipse </text:p>
          </table:table-cell>
          <table:table-cell table:style-name="Tabela3.A2" office:value-type="string">
            <text:p text:style-name="P15">Luna 4.4.2, versão JavaEE Developers</text:p>
          </table:table-cell>
        </table:table-row>
        <table:table-row>
          <table:table-cell table:style-name="Tabela3.A2" office:value-type="string">
            <text:p text:style-name="P15">Java</text:p>
          </table:table-cell>
          <table:table-cell table:style-name="Tabela3.A2" office:value-type="string">
            <text:p text:style-name="P15">SDK 8.0</text:p>
          </table:table-cell>
        </table:table-row>
        <table:table-row>
          <table:table-cell table:style-name="Tabela3.A2" office:value-type="string">
            <text:p text:style-name="P15">Apache Tomcat</text:p>
          </table:table-cell>
          <table:table-cell table:style-name="Tabela3.A2" office:value-type="string">
            <text:p text:style-name="P15">8.0.21</text:p>
          </table:table-cell>
        </table:table-row>
        <table:table-row>
          <table:table-cell table:style-name="Tabela3.A2" office:value-type="string">
            <text:p text:style-name="P15">LibreOffice</text:p>
          </table:table-cell>
          <table:table-cell table:style-name="Tabela3.A2" office:value-type="string">
            <text:p text:style-name="P15">4.0.3.3</text:p>
          </table:table-cell>
        </table:table-row>
        <text:soft-page-break/>
        <table:table-row>
          <table:table-cell table:style-name="Tabela3.A2" office:value-type="string">
            <text:p text:style-name="P15">Git</text:p>
          </table:table-cell>
          <table:table-cell table:style-name="Tabela3.A2" office:value-type="string">
            <text:p text:style-name="P15">1.8.4</text:p>
          </table:table-cell>
        </table:table-row>
        <table:table-row>
          <table:table-cell table:style-name="Tabela3.A2" office:value-type="string">
            <text:p text:style-name="P15">Astah Community</text:p>
          </table:table-cell>
          <table:table-cell table:style-name="Tabela3.A2" office:value-type="string">
            <text:p text:style-name="P15">6.9.0</text:p>
          </table:table-cell>
        </table:table-row>
        <table:table-row>
          <table:table-cell table:style-name="Tabela3.A2" office:value-type="string">
            <text:p text:style-name="P15">OpenOffice</text:p>
          </table:table-cell>
          <table:table-cell table:style-name="Tabela3.A2" office:value-type="string">
            <text:p text:style-name="P15">4.1.1</text:p>
          </table:table-cell>
        </table:table-row>
      </table:table>
      <text:p text:style-name="P20">As ferramentas que não estão referenciadas neste documento são as utilizadas por via Web, portanto a sua versão utilizada sempre será a última disponível, como é o caso do Google Drive e Google Docs.</text:p>
      <text:p text:style-name="P20"/>
      <text:h text:style-name="P39" text:outline-level="10"><text:bookmark text:name="h.fgydamotjpn7"/>3. O Programa de Gerenciamento de Configuração</text:h>
      <text:p text:style-name="P2"/>
      <text:h text:style-name="P43" text:outline-level="10"><text:bookmark text:name="h.26in1rg"/>3.1 Identificação da Configuração</text:h>
      <text:h text:style-name="P45" text:outline-level="10"><text:bookmark text:name="h.c0jpebwnx4jq"/>3.1.1 Métodos de Identificação</text:h>
      <text:p text:style-name="P21"><text:span text:style-name="T3">Todos os artefatos contidos no repositório de gerência de configuração serão nomeados da seguinte maneira: </text:span><text:span text:style-name="T3">&lt;nome do artefato&gt;.&lt;extensão&gt;</text:span></text:p>
      <text:p text:style-name="P22">Por exemplo, a primeira versão de um documento de plano de projeto ficaria como “plano-de-projeto.doc”, sem as aspas. As exceções serão no caso de código fonte, onde apenas o executável do software como um todo teria uma identificação de versão no nome, seguindo o modelo estabelecido.</text:p>
      <text:p text:style-name="P22">A versão contida no título deve corresponder a versão determinada dentro do artefato (caso possua um campo de versão).</text:p>
      <text:p text:style-name="P19"/>
      <text:h text:style-name="P45" text:outline-level="10"><text:bookmark text:name="h.itfj1icqw80h"/>3.1.2 Baselines do Projeto<text:tab/></text:h>
      <text:p text:style-name="P37">Haverá uma baseline inicial de projeto contendo a Especificação de Objetivos e Requisitos aprovada para o projeto. As demais baselines ocorrerão ao final de cada sprint. Os Itens de Configuração que serão lançados no final de cada sprint seguindo o cronograma do Plano de Projeto estarão especificados no documento EAP que está contido no Plano de Projeto, incluindo executáveis do software relacionado. Os itens de configuração estarão dentro das pastas da seguinte forma:</text:p>
      <text:p text:style-name="P38">Plano de Manutenção - <text:s/>1.03 - Manutenção de Software </text:p>
      <text:p text:style-name="P38">Plano de Verificação e Validação – 1.05 - Verificação e Validação</text:p>
      <text:p text:style-name="P38">Plano de Qualidade – 1.04 – Qualidade de Software </text:p>
      <text:p text:style-name="P38">Plano de Gerência de Configuração – 1.02 – Gerencia de Projeto de Software</text:p>
      <text:p text:style-name="P38">Documento de Arquitetura de Software -2.02.01 – Arquitetura de Software</text:p>
      <text:p text:style-name="P38">Diagrama de Classes – 2.02.02 – Design Detalhado</text:p>
      <text:p text:style-name="P38">Relatório de Verificaçao e Validação – 1.05 – Verificação e Validação</text:p>
      <text:p text:style-name="P38">Documento de Especificação de Objetivos e Requisitos – 2.01 - Requisitos</text:p>
      <text:p text:style-name="P38">Código Fonte - 2.03-Código-Fonte</text:p>
      <text:p text:style-name="P38">Códigos de Teste - 1.05 – Verificação e Validação</text:p>
      <text:p text:style-name="P38"><text:soft-page-break/>Primeira baseline – Releases da ferramenta GitHub</text:p>
      <text:p text:style-name="P38">Relatório de Monitoramento de Projeto - 1.02 – Gerencia de Projeto de Software</text:p>
      <text:p text:style-name="P38">Primeira release do sistema - <text:s/>2.04-Implantação</text:p>
      <text:p text:style-name="P30"><text:tab/></text:p>
      <text:p text:style-name="P30"><text:tab/>Os itens de configuração de software serão tratados de formas diferentes, alguns serão <text:tab/>somente armazenados enquanto outros serão versionados.</text:p>
      <text:p text:style-name="P30"><text:tab/>Plano de Manutenção - <text:s/>Versionamento </text:p>
      <text:p text:style-name="P38">Plano de Verificação e Validação – Versionamento</text:p>
      <text:p text:style-name="P38">Plano de Qualidade – Versionamento</text:p>
      <text:p text:style-name="P38">Plano de Gerência de Configuração – Versionamento</text:p>
      <text:p text:style-name="P38">Documento de Arquitetura de Software - <text:s/>Versionamento</text:p>
      <text:p text:style-name="P38">Diagrama de Classes – <text:s/>Versionamento</text:p>
      <text:p text:style-name="P38">Relatório de Verificaçao e Validação – Armazenamento</text:p>
      <text:p text:style-name="P38">Documento de Especificação de Objetivos e Requisitos – Versionamento</text:p>
      <text:p text:style-name="P38">Código Fonte – 2.03-Código-Fonte – Armazenamento</text:p>
      <text:p text:style-name="P38">Códigos de Teste - Armazenamento</text:p>
      <text:p text:style-name="P38">Primeira baseline – Releases da ferramenta GitHub</text:p>
      <text:p text:style-name="P38">Relatório de Monitoramento de Projeto - Armazenamento</text:p>
      <text:p text:style-name="P30"><text:tab/>Primeira release do sistema - <text:s/>2.04-Implantação – Versionamento</text:p>
      <text:p text:style-name="P30"/>
      <text:h text:style-name="P44" text:outline-level="10"><text:bookmark text:name="h.1ksv4uv"/>3.2 Controle de Configuração e Mudança</text:h>
      <text:h text:style-name="P45" text:outline-level="10"><text:bookmark text:name="h.6hhxmbs8ssdr"/>3.2.1 Processamento e Aprovação de Solicitações de Mudança</text:h>
      <text:p text:style-name="P22">O processo de Configuração e Mudança será feito de acordo com o definido no Processo de Manutenção.</text:p>
      <text:p text:style-name="P2"/>
      <text:h text:style-name="P46" text:outline-level="10"><text:bookmark text:name="h.cg9yo571k5yo"/>3.2.2 Comitê de Controle de Mudança (CCB)</text:h>
      <text:p text:style-name="P22">O comitê será formado segundo o Processo de Manutenção, sendo que o comitê de cada mudança será formado pelos interessados que são afetados por essa mudança.</text:p>
      <text:p text:style-name="P18"/>
      <text:h text:style-name="P44" text:outline-level="10"><text:bookmark text:name="h.z337ya"/>3.3 Estimativa do Status de Configuração</text:h>
      <text:h text:style-name="P45" text:outline-level="10"><text:bookmark text:name="h.yt8l4w7y5mre"/>3.3.1 Processo de Armazenamento de Mídia e Liberação do Projeto</text:h>
      <text:p text:style-name="P22">O Projeto e seus backups serão mantidos nos repositórios do GitHub e armazenados em disco rígido do gerente de configuração no final de cada baseline.</text:p>
      <text:p text:style-name="P22">Os Itens de Configuração estarão organizados na pasta trunk segundo a hierarquia de pastas abaixo:</text:p>
      <text:p text:style-name="P22"/>
      <text:p text:style-name="P22"><text:soft-page-break/>1-Gerência</text:p>
      <text:p text:style-name="P22"><text:tab/>1.01-Cronograma e Atas de Reunião</text:p>
      <text:p text:style-name="P22"><text:tab/>1.02-Gerência de Projeto de Sofware</text:p>
      <text:p text:style-name="P23"><text:tab/><text:tab/>1.02.01-Scrum</text:p>
      <text:p text:style-name="P23"><text:tab/><text:tab/>1.02.02-PMBOK</text:p>
      <text:p text:style-name="P22"><text:tab/>1.03-Manutenção de Software</text:p>
      <text:p text:style-name="P22"><text:tab/>1.04-Qualidade de Software </text:p>
      <text:p text:style-name="P22"><text:tab/>1.05-Verificação e Validação </text:p>
      <text:p text:style-name="P22">2-Projeto</text:p>
      <text:p text:style-name="P22"><text:tab/>2.01-Requisitos</text:p>
      <text:p text:style-name="P22"><text:tab/>2.02-Design</text:p>
      <text:p text:style-name="P23"><text:tab/><text:tab/>2.02.01-Arquitetura de Software</text:p>
      <text:p text:style-name="P22"><text:tab/><text:tab/>2.02.02-Design Detalhado</text:p>
      <text:p text:style-name="P22"><text:tab/>2.03-Código-Fonte</text:p>
      <text:p text:style-name="P22"><text:tab/>2.04-Implantação </text:p>
      <text:p text:style-name="P22">3-Diversos</text:p>
      <text:p text:style-name="P22"><text:tab/>3.01-Bibliografia</text:p>
      <text:p text:style-name="P22"><text:tab/>3.02-Apresentações</text:p>
      <text:p text:style-name="P22"/>
      <text:h text:style-name="P45" text:outline-level="10"><text:bookmark text:name="h.1y810tw"/>3.3.2 Relatórios e Auditorias </text:h>
      <text:h text:style-name="P40" text:outline-level="10"><text:bookmark text:name="h.somxlpol8ff9"/>Os Relatórios e Auditorias serão feitos pela Garantia de Qualidade para garantir a qualidade da Gerência de Configuração, e as suas auditorias também.</text:h>
      <text:h text:style-name="P39" text:outline-level="10"><text:bookmark text:name="h.e5vj58lw0oct"/>4. Marcos</text:h>
      <text:p text:style-name="P20">Os marcos do projeto estão descritos na seção 4.2 do plano de projeto. O plano de GCS deve ser atualizado antes do início do próximo sprint do projet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itle" style:family="paragraph" style:parent-style-name="Standard" style:class="text">
      <style:paragraph-properties loext:contextual-spacing="false" fo:margin-top="0.847cm" fo:margin-bottom="0.212cm" fo:line-height="100%" fo:keep-together="always" fo:break-before="auto" fo:break-after="auto" fo:keep-with-next="always" style:writing-mode="lr-tb"/>
      <style:text-properties fo:color="#000000" style:font-name="Times New Roman" fo:font-size="36pt" fo:font-weight="bold" style:font-name-asian="Times New Roman" style:font-size-asian="36pt" style:font-weight-asian="bold" style:font-name-complex="Times New Roman" style:font-size-complex="36pt" style:font-weight-complex="bold"/>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Standard" style:class="chapter">
      <style:paragraph-properties loext:contextual-spacing="false" fo:margin-top="0.635cm" fo:margin-bottom="0.141cm" fo:line-height="100%" fo:keep-together="always" fo:break-before="auto" fo:break-after="auto" fo:keep-with-next="always" style:writing-mode="lr-tb"/>
      <style:text-properties fo:color="#666666" style:font-name="Georgia" fo:font-size="24pt" fo:font-style="italic" fo:font-weight="normal" style:font-name-asian="Georgia" style:font-size-asian="24pt" style:font-style-asian="italic" style:font-weight-asian="normal" style:font-name-complex="Georgia" style:font-size-complex="24pt" style:font-style-complex="italic" style:font-weight-complex="normal"/>
    </style:style>
    <style:style style:name="Heading_20_1" style:display-name="Heading 1" style:family="paragraph" style:parent-style-name="Standard" style:class="text">
      <style:paragraph-properties loext:contextual-spacing="false" fo:margin-left="1.27cm" fo:margin-right="0cm" fo:margin-top="0.212cm" fo:margin-bottom="0.106cm" fo:line-height="100%" fo:keep-together="always" fo:text-indent="-1.268cm" style:auto-text-indent="false" fo:break-before="auto" fo:break-after="auto" fo:keep-with-next="always" style:writing-mode="lr-tb"/>
      <style:text-properties fo:color="#000000" style:font-name="Arial" fo:font-size="12pt" fo:font-weight="bold" style:font-name-asian="Arial" style:font-size-asian="12pt" style:font-weight-asian="bold" style:font-name-complex="Arial" style:font-size-complex="12pt" style:font-weight-complex="bold"/>
    </style:style>
    <style:style style:name="Heading_20_2" style:display-name="Heading 2" style:family="paragraph" style:parent-style-name="Standard" style:class="text">
      <style:paragraph-properties loext:contextual-spacing="false" fo:margin-left="1.27cm" fo:margin-right="0cm" fo:margin-top="0.212cm" fo:margin-bottom="0.106cm" fo:line-height="100%" fo:keep-together="always" fo:text-indent="-1.268cm" style:auto-text-indent="false" fo:break-before="auto" fo:break-after="auto" fo:keep-with-next="always" style:writing-mode="lr-tb"/>
      <style:text-properties fo:color="#000000" style:font-name="Arial" fo:font-size="10pt" fo:font-weight="bold" style:font-name-asian="Arial" style:font-size-asian="10pt" style:font-weight-asian="bold" style:font-name-complex="Arial" style:font-size-complex="10pt" style:font-weight-complex="bold"/>
    </style:style>
    <style:style style:name="Heading_20_3" style:display-name="Heading 3" style:family="paragraph" style:parent-style-name="Standard" style:class="text">
      <style:paragraph-properties loext:contextual-spacing="false" fo:margin-left="1.27cm" fo:margin-right="0cm" fo:margin-top="0.212cm" fo:margin-bottom="0.106cm" fo:line-height="100%" fo:keep-together="always" fo:text-indent="-1.268cm" style:auto-text-indent="false" fo:break-before="auto" fo:break-after="auto" fo:keep-with-next="always" style:writing-mode="lr-tb"/>
      <style:text-properties fo:color="#00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Heading_20_4" style:display-name="Heading 4" style:family="paragraph" style:parent-style-name="Standard" style:class="text">
      <style:paragraph-properties loext:contextual-spacing="false" fo:margin-left="1.27cm" fo:margin-right="0cm" fo:margin-top="0.212cm" fo:margin-bottom="0.106cm" fo:line-height="100%" fo:keep-together="always" fo:text-indent="-1.268cm" style:auto-text-indent="false" fo:break-before="auto" fo:break-after="auto" fo:keep-with-next="always" style:writing-mode="lr-tb"/>
      <style:text-properties fo:color="#000000" style:font-name="Arial" fo:font-size="10pt" fo:font-weight="normal" style:font-name-asian="Arial" style:font-size-asian="10pt" style:font-weight-asian="normal" style:font-name-complex="Arial" style:font-size-complex="10pt" style:font-weight-complex="normal"/>
    </style:style>
    <style:style style:name="Heading_20_5" style:display-name="Heading 5" style:family="paragraph" style:parent-style-name="Standard" style:class="text">
      <style:paragraph-properties loext:contextual-spacing="false" fo:margin-left="5.08cm" fo:margin-right="0cm" fo:margin-top="0.423cm" fo:margin-bottom="0.106cm" fo:line-height="100%" fo:keep-together="always" fo:text-indent="0cm" style:auto-text-indent="false" fo:break-before="auto" fo:break-after="auto" fo:keep-with-next="always"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Heading_20_6" style:display-name="Heading 6" style:family="paragraph" style:parent-style-name="Standard" style:class="text">
      <style:paragraph-properties loext:contextual-spacing="false" fo:margin-left="5.08cm" fo:margin-right="0cm" fo:margin-top="0.423cm" fo:margin-bottom="0.106cm" fo:line-height="100%" fo:keep-together="always" fo:text-indent="0cm" style:auto-text-indent="false" fo:break-before="auto" fo:break-after="auto" fo:keep-with-next="always" style:writing-mode="lr-tb"/>
      <style:text-properties fo:color="#000000"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loext:contextual-spacing="false" fo:margin-top="1.27cm" fo:margin-bottom="0cm" fo:line-height="100%" style:page-number="auto" fo:break-before="auto" fo:break-after="auto" style:writing-mode="lr-tb"/>
    </style:style>
    <style:style style:name="MP2" style:family="paragraph" style:parent-style-name="Standard">
      <style:paragraph-properties loext:contextual-spacing="false" fo:margin-top="0cm" fo:margin-bottom="1.27cm" fo:line-height="100%"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251cm" style:dynamic-spacing="true"/>
      </style:header-style>
      <style:footer-style>
        <style:header-footer-properties fo:min-height="1.251cm" fo:margin-left="0cm" fo:margin-right="0cm" fo:margin-top="1.251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meta:editing-cycles>6</meta:editing-cycles>
    <dc:date>2015-05-25T14:00:34.29</dc:date>
    <meta:editing-duration>PT3H9M19S</meta:editing-duration>
    <meta:document-statistic meta:table-count="3" meta:image-count="0" meta:object-count="0" meta:page-count="5" meta:paragraph-count="120" meta:word-count="887" meta:character-count="5933"/>
    <dc:creator>Daniel de Oliveira Vasconcelos</dc:creator>
  </office:meta>
</office:document-meta>
</file>